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OpenSymbol"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DejaVu Sans" svg:font-family="'DejaVu Sans'"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list-style-name="Hierarchical_20_-_20_1_2c__20_a_2c__20_i_2c__20_etc."/>
    <style:style style:name="P2" style:family="paragraph" style:parent-style-name="Text_20_body" style:list-style-name="Numbered_2c__20_flush"/>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nsity.py</text:p>
      <text:p text:style-name="Subtitle_2c__20_no_20_space"><text:a xlink:type="simple" xlink:href="mailto:someonesdad1@gmail.com" text:style-name="Internet_20_link" text:visited-style-name="Visited_20_Internet_20_Link">someonesdad1@gmail.com</text:a> 28 Jan 2013</text:p>
      <text:p text:style-name="Subtitle">Updated 14 Jul 2013, 18 May 2014, 25 Apr 2015, 13 Sep 2016</text:p>
      <text:p text:style-name="Text_20_body">The <text:span text:style-name="Code">density.py</text:span> script is a python program that lets you find the density of different materials. <text:s/>It comes in the <text:span text:style-name="Code">densities.zip</text:span> package from <text:a xlink:type="simple" xlink:href="https://someonesdad1.github.io/hobbyutil/project_list.html" text:style-name="Internet_20_link" text:visited-style-name="Visited_20_Internet_20_Link">https://someonesdad1.github.io/hobbyutil/project_list.html</text:a>.</text:p>
      <text:p text:style-name="Text_20_body">You'll need to have the python programming language installed on your computer. <text:s/>You can get python from <text:a xlink:type="simple" xlink:href="http://www.python.org/" text:style-name="Internet_20_link" text:visited-style-name="Visited_20_Internet_20_Link">http://www.python.org/</text:a>. Install the <text:span text:style-name="Code">density.py</text:span>, <text:span text:style-name="Code">sig.py</text:span>, and <text:span text:style-name="Code">u.py</text:span> scripts from the <text:span text:style-name="Code">density.zip</text:span> package in a convenient directory. <text:s/>If you want to use the <text:span text:style-name="Code">density.py</text:span> script from a directory different from where <text:span text:style-name="Code">sig.py</text:span> and <text:span text:style-name="Code">u.py</text:span> are, you'll need to put <text:span text:style-name="Code">u.py's/</text:span><text:span text:style-name="Code">sig.py</text:span>'s directory in your <text:span text:style-name="Code">PYTHONPATH</text:span> environment variable.</text:p>
      <text:p text:style-name="Text_20_body">You may want to use the <text:span text:style-name="Code">density.py</text:span> script in combination with the <text:span text:style-name="Code">mass.py</text:span> script from <text:a xlink:type="simple" xlink:href="https://someonesdad1.github.io/hobbyutil/project_list.html" text:style-name="Internet_20_link" text:visited-style-name="Visited_20_Internet_20_Link">https://someonesdad1.github.io/hobbyutil/project_list.html</text:a>; the <text:span text:style-name="Code">mass.py</text:span> script lets you calculate the mass of various geometrical shapes when you know the shapes' densities.</text:p>
      <text:p text:style-name="Text_20_body">Here, density is defined as the mass per unit volume of a homogeneous material (the volume needs to be large enough to average out any inhomogeneities in the material).</text:p>
      <text:p text:style-name="Text_20_body"><text:span text:style-name="T4">Important</text:span>: <text:s/>the density units used internal to the program are in g/cc, which is equivalent to the SI unit of g/mL. <text:s/>Unless you give a unit string with a density number, the assumption will be that the number is in g/cc. <text:s/>I use g/cc because I'm accustomed to think of densities in terms of specific gravity and the specific gravity of water is (essentially) unity.</text:p>
      <text:p text:style-name="Text_20_body"><text:span text:style-name="Important_2c__20_red">The numbers given by the program are for estimation purposes, not careful work</text:span>. <text:s/>For careful work, measure the density yourself or consult the appropriate literature.</text:p>
      <text:h text:style-name="Heading_20_1" text:outline-level="1">Usage</text:h>
      <text:p text:style-name="Code"/>
      <text:p text:style-name="Text_20_body">The basic usage of the script is <text:span text:style-name="Code">python density.py cmd [unit]</text:span>. <text:s/>The string <text:span text:style-name="Code">cmd</text:span> can be either the string representation of a floating point number or a string. <text:s/>The <text:span text:style-name="Code">unit</text:span> term means two different things depending on <text:span text:style-name="Code">cmd</text:span>, so read the subsections below for more details.</text:p>
      <text:p text:style-name="Text_20_body">Run <text:span text:style-name="Code">python density.py</text:span> with no command line options or arguments to get a usage statement.</text:p>
      <text:p text:style-name="Text_20_body">The <text:span text:style-name="Code">density.py</text:span> script addresses the following use cases when working with densities:</text:p>
      <text:list xml:id="list6931009387933087664" text:style-name="Hierarchical_20_-_20_1_2c__20_a_2c__20_i_2c__20_etc.">
        <text:list-item>
          <text:p text:style-name="P1">Look up the density of a particular material.</text:p>
          <text:list>
            <text:list-item>
              <text:p text:style-name="P1">Example: <text:s text:c="2"/><text:span text:style-name="Code">python density.py glass</text:span> will show the densities of materials with the term "glass" in their description.</text:p>
            </text:list-item>
          </text:list>
        </text:list-item>
        <text:list-item>
          <text:p text:style-name="P1">Find materials that have a density close to a given value.</text:p>
          <text:list>
            <text:list-item>
              <text:p text:style-name="P1">Example: <text:s/>low-carbon steel has a density of about 7.86 g/cc. <text:s/>To find materials that have a density within 1% of this steel, use the command <text:s/><text:span text:style-name="Code">python density.py -t 1 </text:span><text:span text:style-name="Code">7.86</text:span>.</text:p>
            </text:list-item>
          </text:list>
        </text:list-item>
        <text:list-item>
          <text:p text:style-name="P1">Express density information in desired units.</text:p>
          <text:list>
            <text:list-item>
              <text:p text:style-name="P1">Example: <text:s/>show the density of mahogany in nanograms per cubic mil (a mil is a thousandth of an inch): <text:s/><text:span text:style-name="Code">python density.py mahogany ng/mil3</text:span>. <text:s/>The second argument specifying the output units is a convenience when <text:span text:style-name="Code">cmd</text:span> is a string and is equivalent to using the <text:span text:style-name="Code">-u</text:span> option.</text:p>
            </text:list-item>
          </text:list>
        </text:list-item>
        <text:list-item>
          <text:p text:style-name="P1">Show results relative to a given density.</text:p>
          <text:list>
            <text:list-item>
              <text:p text:style-name="P1">Example: <text:s/>show the density of oak relative to the density of moist earth. <text:s/>The density of moist earth is found using the command <text:s/><text:span text:style-name="Code">python density.py earth</text:span>; the result is about 1.4 <text:soft-page-break/>g/cc. <text:s/>The density of oak in terms of this density is give by <text:span text:style-name="Code">python density.py -r 1.4 oak</text:span>. <text:s/>Note you could include a unit expression with the <text:span text:style-name="Code">-r</text:span> option; the command <text:s/><text:span text:style-name="Code">python density.py -r "0.0505782 lb/in3" oak</text:span> would produce the same results because 0.0505782 lb/in<text:span text:style-name="T1">3</text:span> is the same as 1.4 g/cc.</text:p>
            </text:list-item>
          </text:list>
        </text:list-item>
      </text:list>
      <text:p text:style-name="Text_20_body">The script uses a module <text:span text:style-name="Code">u.py</text:span> to perform unit calculations; the default values in this module should provide you with most of the SI and screwball units used in the US. <text:s/>There are typically multiple spellings used for common units; for example, you can specify meters using <text:span text:style-name="Code">m</text:span>, <text:span text:style-name="Code">meter</text:span>, <text:span text:style-name="Code">meters</text:span>, <text:span text:style-name="Code">metre</text:span>, and <text:span text:style-name="Code">metres</text:span>. <text:s/>It is easy to edit the <text:span text:style-name="Code">u.py</text:span> script's data to add new units or names (edit the <text:span text:style-name="Code">SI_unit_definitions_string</text:span>).</text:p>
      <text:h text:style-name="Heading_20_2" text:outline-level="2">cmd as a number</text:h>
      <text:p text:style-name="Text_20_body">If <text:span text:style-name="Code">cmd</text:span> is a number, then it is interpreted as a density and <text:span text:style-name="Code">unit</text:span> specifies its physical units (defaults to <text:span text:style-name="Code">g/cc</text:span>). <text:s/>This is asking the script to show you materials that have approximately the same densities. <text:s/>Suppose you know the density of steel is 7860 kg/m<text:span text:style-name="T1">3</text:span> and you want to know other materials that are within 2% of steel's density; you'd use the command</text:p>
      <text:p text:style-name="Code_20_end">python density.py -t 2 7860 kg/m3</text:p>
      <text:p text:style-name="Text_20_body">and you'd get the results sorted in order of density</text:p>
      <text:p text:style-name="Code">Matching densities (units are g/cc):</text:p>
      <text:p text:style-name="Code"/>
      <text:p text:style-name="Code"><text:s text:c="13"/>Material <text:s text:c="15"/>Density <text:s text:c="7"/>Ref <text:s text:c="3"/></text:p>
      <text:p text:style-name="Code">------------------------------- <text:s text:c="4"/>--------- <text:s text:c="3"/>-------- <text:s/></text:p>
      <text:p text:style-name="Code">Bronze (8-14% tin) <text:s text:c="17"/>7.40-8.90 <text:s text:c="6"/>sim <text:s text:c="3"/></text:p>
      <text:p text:style-name="Code">Steel, stainless <text:s text:c="19"/>7.48-8.00 <text:s text:c="6"/>sim <text:s text:c="3"/></text:p>
      <text:p text:style-name="Code">Aluminum bronze (3-10% Al) <text:s text:c="9"/>7.70-8.70 <text:s text:c="6"/>sim <text:s text:c="3"/></text:p>
      <text:p text:style-name="Code">Bronze, lead <text:s text:c="23"/>7.70-8.70 <text:s text:c="6"/>sim <text:s text:c="3"/></text:p>
      <text:p text:style-name="Code">Iron, wrought <text:s text:c="25"/>7.77 <text:s text:c="6"/>glo 390 <text:s/></text:p>
      <text:p text:style-name="Code">Nickel, liquid at melting point <text:s text:c="7"/>7.78 <text:s text:c="5"/>hcp B263 <text:s/></text:p>
      <text:p text:style-name="Code">Iron whisker <text:s text:c="26"/>7.80 <text:s text:c="6"/>aes 182 <text:s/></text:p>
      <text:p text:style-name="Code">Iron, wrought <text:s text:c="22"/>7.80-7.90 <text:s text:c="4"/>mh 2270 <text:s/></text:p>
      <text:p text:style-name="Code">Steel, stainless, 17-4PH <text:s text:c="14"/>7.80 <text:s text:c="6"/>asm 52 <text:s text:c="2"/></text:p>
      <text:p text:style-name="Code">Iron <text:s text:c="34"/>7.85 <text:s text:c="8"/>sim <text:s text:c="3"/></text:p>
      <text:p text:style-name="Code">Steel, cast <text:s text:c="27"/>7.85 <text:s text:c="6"/>glo 390 <text:s/></text:p>
      <text:p text:style-name="Code">Steel, rolled <text:s text:c="25"/>7.85 <text:s text:c="8"/>sim <text:s text:c="3"/></text:p>
      <text:p text:style-name="Code">Steel, low-carbon Cr-Mo <text:s text:c="15"/>7.86 <text:s text:c="6"/>asm 52 <text:s text:c="2"/></text:p>
      <text:p text:style-name="Code">Steel, plain carbon, 1020 <text:s text:c="13"/>7.86 <text:s text:c="6"/>aes 118 <text:s/></text:p>
      <text:p text:style-name="Code">Iron, ingot <text:s text:c="27"/>7.87 <text:s text:c="6"/>asm 52 <text:s text:c="2"/></text:p>
      <text:p text:style-name="Code">Iron <text:s text:c="34"/>7.87 <text:s text:c="6"/>aes 117 <text:s/></text:p>
      <text:p text:style-name="Code">Iron <text:s text:c="34"/>7.87 <text:s text:c="6"/>aes 120 <text:s/></text:p>
      <text:p text:style-name="Code">Iron <text:s text:c="34"/>7.87 <text:s text:c="8"/>el <text:s text:c="4"/></text:p>
      <text:p text:style-name="Code">Iron, pure <text:s text:c="28"/>7.87 <text:s text:c="6"/>asm 52 <text:s text:c="2"/></text:p>
      <text:p text:style-name="Code">Gadolinium <text:s text:c="28"/>7.90 <text:s text:c="6"/>aes 129 <text:s/></text:p>
      <text:p text:style-name="Code">Steel, stainless, 303 &amp; 304 <text:s text:c="11"/>7.90 <text:s text:c="6"/>asm 52 <text:s text:c="2"/></text:p>
      <text:p text:style-name="Code">Gadolinium <text:s text:c="28"/>7.90 <text:s text:c="8"/>el <text:s text:c="4"/></text:p>
      <text:p text:style-name="Code">Steel, rolled <text:s text:c="25"/>7.93 <text:s text:c="6"/>glo 390 <text:s/></text:p>
      <text:p text:style-name="Code">Copper, liquid at melting point <text:s text:c="7"/>7.94 <text:s text:c="5"/>hcp B263 <text:s/></text:p>
      <text:p text:style-name="Code_20_end">Steel, stainless, 316 <text:s text:c="17"/>8.00 <text:s text:c="6"/>asm 52 <text:s text:c="2"/></text:p>
      <text:p text:style-name="Text_20_body">You see two types of results. <text:s/>The single number densities are within the stated percentage of steel's density. <text:s/>Wrought iron, however, has a range of densities and it was printed because steel's density lies within wrought iron's density range.</text:p>
      <text:p text:style-name="Text_20_body">The <text:span text:style-name="Code">Ref</text:span> column gives the reference to where the density came from. <text:s/>Use the <text:span text:style-name="Code">-R</text:span> option to see the list of references used. <text:s/>The page number optionally follows the reference string.</text:p>
      <text:p text:style-name="Aside">Most of the work in developing this script was in gathering, collating, and trying to attribute the density data. <text:s/>The incestuous nature of unattributed density data becomes apparent if you search the web for such information -- and you learn to be careful using such information for important calculations. <text:s/>For serious work, head to the original literature or measure it yourself rather than relying on handbook data.</text:p>
      <text:p text:style-name="Text_20_body">The <text:span text:style-name="Code">-t</text:span> option is used to set the tolerance percentage. <text:s/>The <text:span text:style-name="Code">-u</text:span> option can be used to set the output units (you'll see the results in g/cc if you don't use <text:span text:style-name="Code">-u</text:span>).</text:p>
      <text:p text:style-name="Text_20_body"><text:soft-page-break/>The second command line option specifies the physical density units that the given number <text:span text:style-name="Code">cmd</text:span> is in.</text:p>
      <text:h text:style-name="Heading_20_2" text:outline-level="2">cmd as a string</text:h>
      <text:p text:style-name="Text_20_body">When <text:span text:style-name="Code">cmd</text:span> is a string, it is interpreted as a python regular expression and is used to search for materials whose descriptions match the regular expression. <text:s/>If the string isn't a valid regular expression, then a plain string search is done. <text:s/>In both the regular expression search and string search, the search is case-insensitive. <text:s/>Any material name that matches the search is printed.</text:p>
      <text:p text:style-name="Text_20_body">For example</text:p>
      <text:p text:style-name="Code_20_end">python density.py bar</text:p>
      <text:p text:style-name="Text_20_body">prints out materials whose name contains the string "bar":</text:p>
      <text:p text:style-name="Code">Matching densities (units are g/cc):</text:p>
      <text:p text:style-name="Code"/>
      <text:p text:style-name="Code"><text:s text:c="19"/>Material <text:s text:c="20"/>Density <text:s text:c="4"/>Ref <text:s text:c="3"/></text:p>
      <text:p text:style-name="Code">-------------------------------------------- <text:s text:c="4"/>----- <text:s text:c="3"/>------- <text:s/></text:p>
      <text:p text:style-name="Code">Bark (wood) <text:s text:c="37"/>0.240 <text:s text:c="3"/>glo 390</text:p>
      <text:p text:style-name="Code">Barley <text:s text:c="42"/>0.610 <text:s text:c="3"/>glo 390</text:p>
      <text:p text:style-name="Code">Barley, bulk <text:s text:c="36"/>0.620 <text:s text:c="3"/>mar 6-7</text:p>
      <text:p text:style-name="Code">Grain, barley <text:s text:c="35"/>0.620 <text:s text:c="3"/>pht</text:p>
      <text:p text:style-name="Code">Tanbark, ground (bark used in tanning hides) <text:s text:c="4"/>0.880 <text:s text:c="3"/>glo 390</text:p>
      <text:p text:style-name="Code">Barium <text:s text:c="43"/>3.59 <text:s text:c="3"/>el</text:p>
      <text:p text:style-name="Code">Barium <text:s text:c="43"/>3.78 <text:s text:c="3"/>glo 390</text:p>
      <text:p text:style-name="Code">Barium <text:s text:c="43"/>3.78 <text:s text:c="3"/>mh 2270</text:p>
      <text:p text:style-name="Code">Baryte (BaSO4, barite) <text:s text:c="27"/>4.50 <text:s text:c="3"/>mar 6-7</text:p>
      <text:p text:style-name="Code">Barium titanate <text:s text:c="34"/>5.50 <text:s text:c="3"/>aes 262</text:p>
      <text:p text:style-name="Code_20_end">Cinnabar (mercury ore, HgS) <text:s text:c="22"/>8.12 <text:s text:c="3"/>aes 178</text:p>
      <text:p text:style-name="Text_20_body">If you wanted to know how many pounds of mass these materials would have per cubic yard, you'd use <text:span text:style-name="Code">python density.py bar lb/</text:span><text:span text:style-name="Code">yd3</text:span>.</text:p>
      <text:p text:style-name="Text_20_body">If you wish to see all the density data, use the command </text:p>
      <text:p text:style-name="Code_20_end">python density.py .</text:p>
      <text:h text:style-name="Heading_20_2" text:outline-level="2">Categories</text:h>
      <text:p text:style-name="Text_20_body">The materials are organized into categories. <text:s/>You can see the category numbers by using the <text:span text:style-name="Code">-C</text:span> option to get a list printed to stdout:</text:p>
      <text:p text:style-name="Code">Categories (0 is default):</text:p>
      <text:p text:style-name="Code"><text:s text:c="2"/>0 all</text:p>
      <text:p text:style-name="Code"><text:s text:c="2"/>1 gas</text:p>
      <text:p text:style-name="Code"><text:s text:c="2"/>2 liquid</text:p>
      <text:p text:style-name="Code"><text:s text:c="2"/>3 metal</text:p>
      <text:p text:style-name="Code"><text:s text:c="2"/>4 mineral</text:p>
      <text:p text:style-name="Code"><text:s text:c="2"/>5 misc</text:p>
      <text:p text:style-name="Code"><text:s text:c="2"/>6 plastic</text:p>
      <text:p text:style-name="Code_20_end"><text:s text:c="2"/>7 wood</text:p>
      <text:p text:style-name="Text_20_body">The number is used with the <text:span text:style-name="Code">-c</text:span> option to limit the search to materials in that particular category. <text:s/>Thus, for example, you could find the woods that are close to the density of oak by the search</text:p>
      <text:p text:style-name="Code_20_end">python density.py -c 7 0.72</text:p>
      <text:p text:style-name="Text_20_body">to get</text:p>
      <text:p text:style-name="Code">Matching densities (units are g/cc):</text:p>
      <text:p text:style-name="Code"/>
      <text:p text:style-name="Code"><text:s text:c="13"/>Material <text:s text:c="17"/>Density <text:s text:c="7"/>Ref <text:s text:c="3"/></text:p>
      <text:p text:style-name="Code">-------------------------------- <text:s text:c="4"/>----------- <text:s text:c="3"/>------- <text:s/></text:p>
      <text:p text:style-name="Code">Fiberboard, medium density (MDF) <text:s text:c="5"/>0.500-1.00 <text:s text:c="3"/>wp</text:p>
      <text:p text:style-name="Code">Birch (wood) <text:s text:c="24"/>0.510-0.770 <text:s text:c="3"/>aes 178</text:p>
      <text:p text:style-name="Code">Mahogany (wood) <text:s text:c="21"/>0.560-0.850 <text:s text:c="3"/>mar 6-7</text:p>
      <text:p text:style-name="Code">Hickory (wood) <text:s text:c="22"/>0.600-0.930 <text:s text:c="3"/>aes 178</text:p>
      <text:p text:style-name="Code">Oak (wood) <text:s text:c="26"/>0.600-0.900 <text:s text:c="3"/>aes 178</text:p>
      <text:p text:style-name="Code"><text:soft-page-break/>Pear (wood) <text:s text:c="25"/>0.610-0.730 <text:s text:c="3"/>aes 178</text:p>
      <text:p text:style-name="Code">Maple (wood) <text:s text:c="24"/>0.620-0.750 <text:s text:c="3"/>aes 178</text:p>
      <text:p text:style-name="Code">Ash (wood) <text:s text:c="26"/>0.650-0.850 <text:s text:c="3"/>aes 178</text:p>
      <text:p text:style-name="Code">Apple (wood) <text:s text:c="24"/>0.660-0.740 <text:s text:c="3"/>mar 6-7</text:p>
      <text:p text:style-name="Code">Apple (wood) <text:s text:c="24"/>0.660-0.840 <text:s text:c="3"/>aes 178</text:p>
      <text:p text:style-name="Code">Mahogany, Honduras <text:s text:c="21"/>0.660 <text:s text:c="6"/>aes 178</text:p>
      <text:p text:style-name="Code">Plum (wood) <text:s text:c="25"/>0.660-0.780 <text:s text:c="3"/>aes 178</text:p>
      <text:p text:style-name="Code">Teak, Indian <text:s text:c="24"/>0.660-0.880 <text:s text:c="3"/>aes 178</text:p>
      <text:p text:style-name="Code">Teak, Indian <text:s text:c="24"/>0.660-0.880 <text:s text:c="3"/>mar 6-7</text:p>
      <text:p text:style-name="Code">Ash, white (wood) <text:s text:c="22"/>0.670 <text:s text:c="6"/>glo 390</text:p>
      <text:p text:style-name="Code">Locust (wood) <text:s text:c="23"/>0.670-0.770 <text:s text:c="3"/>mar 6-7</text:p>
      <text:p text:style-name="Code">Maple, sugar (wood) <text:s text:c="20"/>0.680 <text:s text:c="6"/>mar 6-7</text:p>
      <text:p text:style-name="Code">Beech (wood) <text:s text:c="24"/>0.700-0.900 <text:s text:c="3"/>aes 178</text:p>
      <text:p text:style-name="Code">Cherry (wood) <text:s text:c="23"/>0.700-0.900 <text:s text:c="3"/>aes 178</text:p>
      <text:p text:style-name="Code">Apple (wood) <text:s text:c="27"/>0.710 <text:s text:c="6"/>glo 390</text:p>
      <text:p text:style-name="Code">Birch, sweet, yellow <text:s text:c="16"/>0.710-0.720 <text:s text:c="3"/>mar 6-7</text:p>
      <text:p text:style-name="Code">Birch, yellow <text:s text:c="26"/>0.710 <text:s text:c="6"/>glo 390</text:p>
      <text:p text:style-name="Code">Locust (wood) <text:s text:c="26"/>0.710 <text:s text:c="6"/>glo 390</text:p>
      <text:p text:style-name="Code">Maple (wood) <text:s text:c="27"/>0.710 <text:s text:c="6"/>glo 390</text:p>
      <text:p text:style-name="Code">Oak, red <text:s text:c="31"/>0.710 <text:s text:c="6"/>glo 390</text:p>
      <text:p text:style-name="Code">Pine, yellow, southern <text:s text:c="17"/>0.720 <text:s text:c="6"/>glo 390</text:p>
      <text:p text:style-name="Code">Oak, chestnut <text:s text:c="26"/>0.740 <text:s text:c="6"/>mar 6-7</text:p>
      <text:p text:style-name="Code">Particle board, flat pressed <text:s text:c="11"/>0.750 <text:s text:c="6"/>web</text:p>
      <text:p text:style-name="Code">Pecan (wood) <text:s text:c="27"/>0.750 <text:s text:c="6"/>glo 390</text:p>
      <text:p text:style-name="Code">Dogwood <text:s text:c="32"/>0.760 <text:s text:c="6"/>aes 178</text:p>
      <text:p text:style-name="Code">Holly (wood) <text:s text:c="27"/>0.760 <text:s text:c="6"/>aes 178</text:p>
      <text:p text:style-name="Code_20_end">Oak, white <text:s text:c="29"/>0.770 <text:s text:c="6"/>mar 6-7</text:p>
      <text:p text:style-name="Text_20_body">Because I got tired of having to use the <text:span text:style-name="Code">-C</text:span> option to find out category numbers, you can type in a few letters of the category name instead. <text:s/>Thus, the above command could be <text:span text:style-name="Code">python density.py -c w 0.72</text:span>.</text:p>
      <text:h text:style-name="Heading_20_2" text:outline-level="2">Sorting</text:h>
      <text:p text:style-name="Text_20_body">By default, the output report is sorted by density; if the density is a range, the sorting is done by the lower end of the range. <text:s/>If you want to see the output sorted by the name of the material, use the <text:span text:style-name="Code">-n</text:span> option.</text:p>
      <text:h text:style-name="Heading_20_2" text:outline-level="2">Units</text:h>
      <text:p text:style-name="Text_20_body">I know that g/cc is incorrect per modern SI usage, but it was in common use when I was young and it is stuck in my brain. <text:s/>If it bothers you, you can edit the script to change all occurrences to g/mL and be syntactically and semantically correct per proper SI usage.</text:p>
      <text:p text:style-name="Text_20_body">For casual use, a convenience of using g/cc is that it is essentially equal to the specific gravity of a material because the density of water at room temperature is about 1 gram per cubic centimeter, which is another reason I like to see density numbers in g/cc.</text:p>
      <text:h text:style-name="Heading_20_1" text:outline-level="1">Caveats</text:h>
      <text:p text:style-name="Text_20_body">Unless otherwise stated, the density is given at or near 20 <text:span text:style-name="T3">°C</text:span> and one atmosphere. </text:p>
      <text:p text:style-name="Text_20_body">All the density numbers come with a reference indicating where the density came from. <text:s/>This was quite a bit of work, as I collected the data slowly over a period of years. <text:s/>An advantage is that it lets me go back and check things to verify numbers that might look a little unusual. <text:s/>This in fact happened when I was getting this ready for publishing the script in 2013, as I found a density for a metal which was about 30% high compared to the same density from other references; by looking back at the original reference, it was obvious that I had copied the number from the wrong column in a table. <text:s/>I've also found a few other errors or inconsistencies; however, you should assume that there are still more errors in the data.</text:p>
      <text:p text:style-name="Warning">If you need to do careful calculations of mass based on knowing a density, the best <text:soft-page-break/>strategies are 1) measure the densities of the involved materials yourself or 2) go to the primary literature.</text:p>
      <text:p text:style-name="Text_20_body">Do not infer anything about the uncertainty of a given density on the basis of the number of significant figures it contains. <text:s/>Numbers both from reference books and harvested from web pages may contain less significance than they seem to indicate. <text:s/>You can partly see this by looking at the variation in densities for the same materials collected from different sources.</text:p>
      <text:p text:style-name="Text_20_body">With the proliferation of web pages over the last couple of decades, you'll find that many web sources appear to copy the information other web sources (and virtually all of it is unattributed). <text:s/>Thus, coalescing many web pages together for density information may have little real information content and will continue to propagate errors. <text:s/>For the most part, I've tried to avoid using web information except for about 560 entries from reference <text:span text:style-name="Code">sim</text:span> (<text:a xlink:type="simple" xlink:href="http://www.simetric.co.uk/si_materials.htm" text:style-name="Internet_20_link" text:visited-style-name="Visited_20_Internet_20_Link">http://www.simetric.co.uk/si_materials.htm</text:a>) and I've disabled <text:span text:style-name="Code">sim</text:span>'s references by default. <text:s/>Except for a few entries that came from unknown web pages, the rest of the 1000+ entries are from books that I have. <text:s/>By looking at the output data sorted by density, I can tell that reference <text:span text:style-name="Code">sim</text:span> probably copied much of its material from reference <text:span text:style-name="Code">glo</text:span>, as reference <text:span text:style-name="Code">glo</text:span> was around before the web became popular (and I don't consider <text:span text:style-name="Code">glo</text:span> a primary reference). <text:s/>If you want to have reference <text:span text:style-name="Code">sim</text:span>'s data in the database, there's a global variable <text:span text:style-name="Code">ignore_ref_sim</text:span> at the beginning of the script to enable using that data. <text:s/>Further inspection of the composite data leads me to believe that reference <text:span text:style-name="Code">glo</text:span> (Glover) copied a number of items from reference <text:span text:style-name="Code">mar</text:span> (reference <text:span text:style-name="Code">mar</text:span> dates to 1916) or later versions of Marks, as it's a standard mechanical engineering reference. <text:s/>I'd also hazard a guess that many (if not most) of the references leaned heavily on the Smithsonian Physical Tables or various NBS publications.</text:p>
      <text:p text:style-name="Text_20_body">An example of why it's hard to find good density information is given by searching for Babbitt. <text:s/>You'll get (if reference <text:span text:style-name="Code">sim</text:span>'s data are enabled)</text:p>
      <text:p text:style-name="Code">Matching densities (units are g/cc):</text:p>
      <text:p text:style-name="Code"/>
      <text:p text:style-name="Code"><text:s text:c="11"/>Material <text:s text:c="11"/>Density <text:s text:c="3"/>Ref <text:s text:c="3"/></text:p>
      <text:p text:style-name="Code">--------------------------- <text:s text:c="4"/>---- <text:s text:c="3"/>------- <text:s/></text:p>
      <text:p text:style-name="Code">Babbitt <text:s text:c="24"/>7.27 <text:s text:c="5"/>sim <text:s text:c="3"/></text:p>
      <text:p text:style-name="Code">Babbitt <text:s text:c="24"/>7.28 <text:s text:c="3"/>glo 390 <text:s/></text:p>
      <text:p text:style-name="Code_20_end">Babbitt, lead-based, SAE 13 <text:s text:c="4"/>10.2 <text:s text:c="4"/>asm 52 <text:s/></text:p>
      <text:p text:style-name="Text_20_body">Which of those numbers are correct? <text:s/>The first two are close, but as mentioned above, it's possible reference <text:span text:style-name="Code">sim</text:span> copied information from reference <text:span text:style-name="Code">glo</text:span>. <text:s/>I can't answer this question, but as there are many types of Babbitt metal (both lead-based and tin-based), I'd want to do more study before picking a density, especially because I consider reference <text:span text:style-name="Code">asm</text:span> as much more trustworthy than <text:span text:style-name="Code">sim</text:span> or <text:span text:style-name="Code">glo</text:span>.</text:p>
      <text:p text:style-name="Text_20_body">Another example is the density of manganese:</text:p>
      <text:p text:style-name="Code">Matching densities (units are g/cc):</text:p>
      <text:p text:style-name="Code"/>
      <text:p text:style-name="Code"><text:s text:c="9"/>Material <text:s text:c="12"/>Density <text:s text:c="6"/>Ref <text:s text:c="3"/></text:p>
      <text:p text:style-name="Code">------------------------ <text:s text:c="4"/>--------- <text:s text:c="3"/>------- <text:s/></text:p>
      <text:p text:style-name="Code">Manganese oxide <text:s text:c="16"/>1.92 <text:s text:c="5"/>glo 390 <text:s/></text:p>
      <text:p text:style-name="Code">Manganese oxide <text:s text:c="16"/>1.92 <text:s text:c="7"/>sim <text:s text:c="3"/></text:p>
      <text:p text:style-name="Code">Manganese (3 allotropes) <text:s text:c="4"/>7.21-7.44 <text:s text:c="3"/>aes 117 <text:s/></text:p>
      <text:p text:style-name="Code">Manganese <text:s text:c="22"/>7.30 <text:s text:c="5"/>mh 2270 <text:s/></text:p>
      <text:p text:style-name="Code">Manganese <text:s text:c="22"/>7.42 <text:s text:c="5"/>mar 6-7 <text:s/></text:p>
      <text:p text:style-name="Code">Manganese <text:s text:c="22"/>7.43 <text:s text:c="6"/>asm 52 <text:s/></text:p>
      <text:p text:style-name="Code">Manganese <text:s text:c="22"/>7.44 <text:s text:c="8"/>el <text:s text:c="3"/></text:p>
      <text:p text:style-name="Code">Manganese <text:s text:c="22"/>7.61 <text:s text:c="7"/>sim <text:s text:c="3"/></text:p>
      <text:p text:style-name="Code_20_end">Manganese <text:s text:c="22"/>7.61 <text:s text:c="5"/>glo 390 <text:s/></text:p>
      <text:p text:style-name="Text_20_body">Which value is correct? <text:s/>The ASM's <text:span text:style-name="T2">Metals Handbook</text:span> (<text:span text:style-name="Code">asm</text:span>) gives three different allotropes with densities of 7.43, 7.29, and 7.18 g/cc, so you can see where the range comes from and why different numbers might be reported. <text:s/>In this particular case, I don't trust the numbers from either <text:span text:style-name="Code">sim</text:span> or <text:span text:style-name="Code">glo</text:span>; however, they might be giving a value for some commercial formulation that contains significant impurities. <text:s/>Because these references don't say, they are useless for careful work.</text:p>
      <text:p text:style-name="Text_20_body"><text:soft-page-break/>For pure chemicals, a source of density information are the tables of physical data for organic and inorganic compounds in the <text:span text:style-name="T2">CRC Handbook of Chemistry and Physics</text:span> (<text:span text:style-name="Code">hcp</text:span>).</text:p>
      <text:p text:style-name="Text_20_body">Again, for careful work, don't trust these compilations -- go to the primary literature or make the measurements yourself.</text:p>
      <text:h text:style-name="Heading_20_1" text:outline-level="1">Examples</text:h>
      <text:h text:style-name="Heading_20_2" text:outline-level="2">Identification of material</text:h>
      <text:p text:style-name="Text_20_body">The mass of a material is a fundamental property, so measuring the mass and volume and calculating the density can be an important clue to what the material might be (or rule out candidates that it cannot be). <text:s/></text:p>
      <text:p text:style-name="Text_20_body">I have a chunk of (cylindrical) metal bar stock in my shop that is 25 mm in diameter, 360 mm long, and has a mass of 1.5 kg. <text:s/>It's a silver-colored metal. <text:s/>What material is it? <text:s/>Using the GNU units program, we calculate the density as</text:p>
      <text:p text:style-name="Code">You have: 1.5 kg / pi (25/2)^2 mm2 360 mm</text:p>
      <text:p text:style-name="Code">You want: g/cc</text:p>
      <text:p text:style-name="Code_20_end"><text:s text:c="8"/>1.5 kg / pi (25/2)^2 mm2 360 mm = 8.48826 g/cc</text:p>
      <text:p text:style-name="Text_20_body">By the way, I recommend you use the GNU units program to do your unit conversions. <text:s/>It can be tailored to your tastes, has lots of archaic unit definitions, and can help with dimensional analysis. <text:s/>Most importantly, it can reduce errors when converting amongst units. <text:s/>For more details, see <text:span text:style-name="Code">GNU_units.pdf</text:span> at <text:a xlink:type="simple" xlink:href="https://someonesdad1.github.io/hobbyutil/project_list.html" text:style-name="Internet_20_link" text:visited-style-name="Visited_20_Internet_20_Link">https://someonesdad1.github.io/hobbyutil/project_list.html</text:a>.</text:p>
      <text:p text:style-name="Text_20_body">We use the <text:span text:style-name="Code">density.py</text:span> script to find materials within 2% of densities of about 8.5 with the command <text:span text:style-name="Code">python density.py -t 2 8.5</text:span> to get</text:p>
      <text:p text:style-name="Code">Matching densities (units are g/cc):</text:p>
      <text:p text:style-name="Code"/>
      <text:p text:style-name="Code"><text:s text:c="15"/>Material <text:s text:c="15"/>Density <text:s text:c="4"/>Ref <text:s text:c="3"/></text:p>
      <text:p text:style-name="Code">----------------------------------- <text:s text:c="4"/>---- <text:s text:c="3"/>-------- <text:s/></text:p>
      <text:p text:style-name="Code">Brass, 60 Cu, 40 Zn <text:s text:c="20"/>8.36 <text:s text:c="3"/>mh 2270</text:p>
      <text:p text:style-name="Code">Kovar (29% Ni, 17% Co, bal. Fe) <text:s text:c="8"/>8.36 <text:s text:c="3"/>hcp F159</text:p>
      <text:p text:style-name="Code">Nichrome, 80 Ni, 20 Cr, 108 uohm-cm <text:s text:c="4"/>8.40 <text:s text:c="3"/>asm 52</text:p>
      <text:p text:style-name="Code">Solder, 63 Sn, 37 Pb eutectic <text:s text:c="10"/>8.40 <text:s text:c="3"/>mh 2196</text:p>
      <text:p text:style-name="Code">Solder, 63 Pb, 37 Sn eutectic <text:s text:c="10"/>8.42 <text:s text:c="3"/>asm 52</text:p>
      <text:p text:style-name="Code">Brass, 70 Cu, 30 Zn <text:s text:c="20"/>8.44 <text:s text:c="3"/>mh 2270</text:p>
      <text:p text:style-name="Code">Brass, naval <text:s text:c="27"/>8.44 <text:s text:c="3"/>asm 52</text:p>
      <text:p text:style-name="Code">Nickel silver <text:s text:c="26"/>8.45 <text:s text:c="3"/>glo 390</text:p>
      <text:p text:style-name="Code">Brass, yellow (high brass) <text:s text:c="13"/>8.47 <text:s text:c="3"/>aes 118</text:p>
      <text:p text:style-name="Code">Monel (Ni-Cu alloy) <text:s text:c="20"/>8.47 <text:s text:c="3"/>aes 118</text:p>
      <text:p text:style-name="Code">Brass, leaded free-machining <text:s text:c="11"/>8.50 <text:s text:c="3"/>asm 52</text:p>
      <text:p text:style-name="Code">Chromel (90Ni-10Cr) <text:s text:c="20"/>8.50 <text:s text:c="3"/>wp</text:p>
      <text:p text:style-name="Code">Inconel(Ni-Cr-Fe alloy) <text:s text:c="16"/>8.51 <text:s text:c="3"/>asm 52</text:p>
      <text:p text:style-name="Code">Brass, cartridge 70% <text:s text:c="19"/>8.53 <text:s text:c="3"/>asm 52</text:p>
      <text:p text:style-name="Code">Dysprosium <text:s text:c="29"/>8.54 <text:s text:c="3"/>aes 129</text:p>
      <text:p text:style-name="Code">Dysprosium <text:s text:c="29"/>8.55 <text:s text:c="3"/>el</text:p>
      <text:p text:style-name="Code">Brass <text:s text:c="34"/>8.56 <text:s text:c="3"/>glo 390</text:p>
      <text:p text:style-name="Code">Niobium <text:s text:c="32"/>8.57 <text:s text:c="3"/>aes 117</text:p>
      <text:p text:style-name="Code">Niobium <text:s text:c="32"/>8.57 <text:s text:c="3"/>aes 120</text:p>
      <text:p text:style-name="Code">Niobium <text:s text:c="32"/>8.57 <text:s text:c="3"/>asm 52</text:p>
      <text:p text:style-name="Code">Niobium <text:s text:c="32"/>8.57 <text:s text:c="3"/>web</text:p>
      <text:p text:style-name="Code">Niobium <text:s text:c="32"/>8.57 <text:s text:c="3"/>el</text:p>
      <text:p text:style-name="Code">German silver (nickel silver) <text:s text:c="10"/>8.58 <text:s text:c="3"/>mar 6-7</text:p>
      <text:p text:style-name="Code">Mu metal (high-permeability alloy) <text:s text:c="5"/>8.58 <text:s text:c="3"/>hcp E121</text:p>
      <text:p text:style-name="Code">Nickel silver, Cu-Ni-Zn alloy <text:s text:c="10"/>8.58 <text:s text:c="3"/>mar 6-7</text:p>
      <text:p text:style-name="Code">Brass, 80 Cu, 20 Zn <text:s text:c="20"/>8.60 <text:s text:c="3"/>mh 2270</text:p>
      <text:p text:style-name="Code">Monel (Ni-Cu alloy), cast <text:s text:c="14"/>8.63 <text:s text:c="3"/>asm 52</text:p>
      <text:p text:style-name="Code">Cadmium <text:s text:c="32"/>8.65 <text:s text:c="3"/>mh 2270</text:p>
      <text:p text:style-name="Code">Cadmium <text:s text:c="32"/>8.65 <text:s text:c="3"/>aes 117</text:p>
      <text:p text:style-name="Code">Cadmium <text:s text:c="32"/>8.65 <text:s text:c="3"/>asm 52</text:p>
      <text:p text:style-name="Code">Cadmium <text:s text:c="32"/>8.65 <text:s text:c="3"/>glo 390</text:p>
      <text:p text:style-name="Code"><text:soft-page-break/>Cadmium <text:s text:c="32"/>8.65 <text:s text:c="3"/>el</text:p>
      <text:p text:style-name="Code_20_end">Nickel, rolled <text:s text:c="25"/>8.67 <text:s text:c="3"/>glo 390</text:p>
      <text:p text:style-name="Text_20_body">I would narrow down this list more because some are the wrong color or are materials I wouldn't have. <text:s/>There are a few other tests I could do like measure the resistivity and take a cut on a lathe to get a feel for the material. <text:s/>In industry, the material would be taken to an analytical lab and identified quickly with various analytical or surface analysis tools. <text:s/>Inorganic chemistry textbooks may give various wet-chemistry tests that can be done. <text:s/></text:p>
      <text:p text:style-name="Text_20_body">The majority of materials in the above list are not likely to be in my shop; the most likely candidate is Monel, as I got a bar of it from my grandfather in the 1960's after he died and, since he made boat shafts on his lathe occasionally for my dad's boat business, it's likely this was a scrap from a shaft he made for someone.</text:p>
      <text:h text:style-name="Heading_20_2" text:outline-level="2">Density of mercury</text:h>
      <text:p text:style-name="Text_20_body">Typing <text:span text:style-name="Code">python density.py -d 5 mercury</text:span> results in (the <text:span text:style-name="Code">-d</text:span> options sets the number of significant figures in the density)</text:p>
      <text:p text:style-name="Code">Matching densities (units are g/cc):</text:p>
      <text:p text:style-name="Code"/>
      <text:p text:style-name="Code"><text:s text:c="11"/>Material <text:s text:c="12"/>Density <text:s text:c="5"/>Ref <text:s text:c="3"/></text:p>
      <text:p text:style-name="Code">--------------------------- <text:s text:c="4"/>------ <text:s text:c="3"/>-------- <text:s/></text:p>
      <text:p text:style-name="Code">Cinnabar (mercury ore, HgS) <text:s text:c="4"/>8.1200 <text:s text:c="4"/>aes 178 <text:s/></text:p>
      <text:p text:style-name="Code">Mercury (300 C) <text:s text:c="16"/>12.881 <text:s text:c="4"/>hcp F4 <text:s text:c="2"/></text:p>
      <text:p text:style-name="Code">Mercury (300 C) <text:s text:c="16"/>12.881 <text:s text:c="3"/>asm 1215 <text:s/></text:p>
      <text:p text:style-name="Code">Mercury (200 C) <text:s text:c="16"/>13.115 <text:s text:c="4"/>hcp F4 <text:s text:c="2"/></text:p>
      <text:p text:style-name="Code">Mercury (200 C) <text:s text:c="16"/>13.115 <text:s text:c="3"/>asm 1215 <text:s/></text:p>
      <text:p text:style-name="Code">Mercury (100 C) <text:s text:c="16"/>13.352 <text:s text:c="3"/>asm 1215 <text:s/></text:p>
      <text:p text:style-name="Code">Mercury (100 C) <text:s text:c="16"/>13.352 <text:s text:c="4"/>hcp F4 <text:s text:c="2"/></text:p>
      <text:p text:style-name="Code">Mercury (50 C) <text:s text:c="17"/>13.473 <text:s text:c="4"/>hcp F4 <text:s text:c="2"/></text:p>
      <text:p text:style-name="Code">Mercury (40 C) <text:s text:c="17"/>13.497 <text:s text:c="4"/>hcp F4 <text:s text:c="2"/></text:p>
      <text:p text:style-name="Code">Mercury (35 C) <text:s text:c="17"/>13.510 <text:s text:c="4"/>hcp F4 <text:s text:c="2"/></text:p>
      <text:p text:style-name="Code">Mercury (30 C) <text:s text:c="17"/>13.522 <text:s text:c="4"/>hcp F4 <text:s text:c="2"/></text:p>
      <text:p text:style-name="Code">Mercury (25 C) <text:s text:c="17"/>13.534 <text:s text:c="4"/>hcp F4 <text:s text:c="2"/></text:p>
      <text:p text:style-name="Code">Mercury <text:s text:c="24"/>13.546 <text:s text:c="4"/>aes 117 <text:s/></text:p>
      <text:p text:style-name="Code">Mercury <text:s text:c="24"/>13.546 <text:s text:c="4"/>asm 52 <text:s text:c="2"/></text:p>
      <text:p text:style-name="Code">Mercury <text:s text:c="24"/>13.546 <text:s text:c="6"/>el <text:s text:c="4"/></text:p>
      <text:p text:style-name="Code">Mercury (68 F) <text:s text:c="17"/>13.546 <text:s text:c="4"/>mh 2270 <text:s/></text:p>
      <text:p text:style-name="Code">Mercury 20 C <text:s text:c="19"/>13.546 <text:s text:c="4"/>hcp F4 <text:s text:c="2"/></text:p>
      <text:p text:style-name="Code">Mercury (15 C) <text:s text:c="17"/>13.558 <text:s text:c="4"/>hcp F4 <text:s text:c="2"/></text:p>
      <text:p text:style-name="Code">Mercury (10 C) <text:s text:c="17"/>13.571 <text:s text:c="4"/>hcp F4 <text:s text:c="2"/></text:p>
      <text:p text:style-name="Code">Mercury <text:s text:c="24"/>13.590 <text:s text:c="6"/>sim <text:s text:c="3"/></text:p>
      <text:p text:style-name="Code">Mercury (0 C) <text:s text:c="18"/>13.596 <text:s text:c="4"/>hcp F4 <text:s text:c="2"/></text:p>
      <text:p text:style-name="Code">Mercury at 0 deg C <text:s text:c="13"/>13.610 <text:s text:c="4"/>glo 390 <text:s/></text:p>
      <text:p text:style-name="Code">Mercury (-10 C) <text:s text:c="16"/>13.620 <text:s text:c="4"/>hcp F4 <text:s text:c="2"/></text:p>
      <text:p text:style-name="Code_20_end">Mercury 25 C <text:s text:c="19"/>13.633 <text:s text:c="4"/>aes 90 <text:s text:c="2"/></text:p>
      <text:p text:style-name="Text_20_body">These results show the density of mercury at various temperatures in addition to room temperature. <text:s/>You'll find that mercury, water, and brine solutions (i.e., NaCl in water) have non-room-temperature entries and some of the metal and gas densities are also given at the material's melting point or boiling point. <text:s/>Some of the liquid acids have densities at various concentrations. <text:s/>If you have need of such data, it's not hard to add them to the program -- see the entries for the global variable <text:span text:style-name="Code">data</text:span>.</text:p>
      <text:p text:style-name="Text_20_body">You can also use the program to find the materials that won't float on mercury. <text:s/>You may have seen a picture of a floating cannonball on mercury -- but there are some objects that won't float and those are the objects with densities greater than mercury. <text:s/>The command </text:p>
      <text:p text:style-name="Code_20_end"><text:span text:style-name="Code">python density.py -r 13.546 .</text:span></text:p>
      <text:p text:style-name="Text_20_body">shows all material densities relative to mercury (that's the purpose of the <text:span text:style-name="Code">-r</text:span> option). <text:s/>The materials with relative densities greater than 1 won't float on mercury.</text:p>
      <text:h text:style-name="Heading_20_2" text:outline-level="2"><text:soft-page-break/>Calculating the load on a trailer</text:h>
      <text:p text:style-name="Text_20_body">Suppose I have a trailer that will hold a load of lumber that is 144 by 84 by 48 inches. <text:s/>Further suppose I load this trailer up with a load of boards made from Douglas fir. <text:s/>We can calculate the approximate<text:note text:id="ftn1" text:note-class="footnote"><text:note-citation>1</text:note-citation><text:note-body><text:p text:style-name="Footnote">The weight will be less than the calculated value because of the spaces between the boards.</text:p></text:note-body></text:note> weight of the load by the command</text:p>
      <text:p text:style-name="Code_20_end">python density.py -u 'lbs/(144*84*48*in**3)' fir</text:p>
      <text:p text:style-name="Text_20_body">This demonstrates that expressions are allowed in the units; they must be valid python syntax<text:note text:id="ftn2" text:note-class="footnote"><text:note-citation>2</text:note-citation><text:note-body><text:p text:style-name="Footnote">A subtle point is that 'in' is a python keyword, but the script handles this situation.</text:p></text:note-body></text:note>. <text:s/>The trailer load will be about 11 thousand pounds.</text:p>
      <text:p text:style-name="Text_20_body">You'll also find that the following expression gives the same result:</text:p>
      <text:p text:style-name="Code_20_end">python density.py -u 'lbs/(144*84*48*in3)' fir</text:p>
      <text:p text:style-name="Text_20_body">This is because the <text:span text:style-name="Code">u.py</text:span> script (used by density.py) <text:s/>interprets the <text:span text:style-name="Code">in3</text:span> expression as inches cubed before the expression is passed to the python parser.</text:p>
      <text:p text:style-name="Text_20_body">Here's a similar calculation. <text:s/>I have a small utility trailer with a single axle that is probably rated somewhere around 1000 to 1500 pounds. <text:s/>I have to haul a sand/gravel mixture to make some concrete. <text:s/>How large a volume can I load in this trailer?</text:p>
      <text:p text:style-name="Text_20_body">The command <text:span text:style-name="Code">python density.py -u lb/ft3 sand</text:span> gives me that a dry sand and gravel mix will have a density of around 108 pounds per cubic feet. <text:s/>Dividing this into the 1000 pound load tells me that I must only use a load volume of 9.2 cubic feet or less. <text:s/>I load the sand/gravel with the typical digging spade I use around the yard. <text:s/>I can calculate the number of shovels of sand/gravel this will be by loading a known volume with the shovel. <text:s/>For me, the easiest way to do this is to mark off a 5 gallon bucket with desired volume marks (there's a formula that can be used to find the volume of a tapered cylinder like a typical 5 gallon bucket; see shop/bucket at <text:a xlink:type="simple" xlink:href="https://someonesdad1.github.io/hobbyutil/project_list.html" text:style-name="Internet_20_link" text:visited-style-name="Visited_20_Internet_20_Link">https://someonesdad1.github.io/hobbyutil/project_list.html</text:a>). <text:s/>The typical 5 gallon bucket I've measured holds about 3/4 of a cubic foot of material (about 5.6 gallons). <text:s/>Thus, I could measure the sand/gravel load by loading 12.3 buckets. <text:s/>I'd pour the sand in a conical heap over the axle, then measure the approximate height and area of the resulting cone. <text:s/>I'd also measure the compression of the axle springs with a rule and use this in the future to estimate the load.</text:p>
      <text:h text:style-name="Heading_20_2" text:outline-level="2">What metals will float on molten glass?</text:h>
      <text:p text:style-name="Text_20_body">The density of a molten glass at 1300 °C is 2.29. <text:s/>What metals will float on this molten glass? <text:s/></text:p>
      <text:p text:style-name="Text_20_body">Use the command <text:span text:style-name="Code">python density.py -r 2.29 -c metal .</text:span> <text:s/>and select the materials with a density less than unity. <text:s/>The metals given by the script are Be, Ca, Cs, Li, Mg, K, Ru, and Na. <text:s/>You'd need further information to answer this question, as the temperature of the glass is above the boiling point of some of these metals.</text:p>
      <text:h text:style-name="Heading_20_2" text:outline-level="2">Floating plastics</text:h>
      <text:list xml:id="list5163166301188588045" text:style-name="Numbered_2c__20_flush">
        <text:list-item>
          <text:p text:style-name="P2">What plastics float on glycerin? <text:s/>Type the command <text:s/><text:span text:style-name="Code">python density.py glycerin</text:span> to find that the density of glycerin is 1.26 g/cc. <text:s/>Then type the command <text:span text:style-name="Code">python density.py -c plastic -r 1.26 .</text:span>. <text:s/>The plastics with a relative density of less than 1 will float on glycerin.</text:p>
        </text:list-item>
        <text:list-item>
          <text:p text:style-name="P2">What plastic will just barely float on a 20% aqueous NaCl solution? <text:s/>The command <text:s/><text:span text:style-name="Code">python </text:span><text:span text:style-name="Code">density.py -c liq .</text:span> shows that this solution has a density of 1.15 at 20 °C. <text:s/>Then the command <text:span text:style-name="Code">python density.py -c plast -r 1.15 .</text:span> shows that nylon and epoxy will just barely float in this br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OpenSymbol"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DejaVu Sans" svg:font-family="'DejaVu Sans'"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0066" style:font-name="Lucida Console" fo:font-size="10pt" fo:language="zxx" fo:country="none"/>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andidate" style:family="paragraph" style:parent-style-name="Code">
      <style:paragraph-properties fo:background-color="#ffffcc">
        <style:background-image/>
      </style:paragraph-properties>
      <style:text-properties fo:color="#d63247"/>
    </style:style>
    <style:style style:name="Warning" style:family="paragraph" style:parent-style-name="Text_20_body">
      <style:paragraph-properties fo:margin-left="12.7mm" fo:margin-right="7.62mm" fo:text-indent="0mm" style:auto-text-indent="false" fo:background-color="#ffffcc" fo:padding="0.51mm" fo:border="0.02mm solid #000000" style:shadow="none">
        <style:background-image/>
      </style:paragraph-properties>
      <style:text-properties fo:font-weight="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0066" style:font-name="Lucida Console1" fo:font-size="11pt" fo:language="zxx" fo:country="none" fo:font-weight="normal" fo:background-color="transparent"/>
    </style:style>
    <style:style style:name="Important" style:family="text">
      <style:text-properties style:font-name="DejaVu San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ndidate" style:family="text" style:parent-style-name="Code_2c__20_important">
      <style:text-properties fo:background-color="#ffffcc"/>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Footnote_20_Symbol" style:display-name="Footnote Symbol"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5.08mm" fo:margin-left="10.16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55.88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55.8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60.96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5.08mm" fo:margin-left="10.16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5.08mm" fo:margin-left="15.24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5.08mm" fo:margin-left="20.32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5.08mm" fo:margin-left="25.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5.08mm" fo:margin-left="30.48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5.08mm" fo:margin-left="35.56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5.08mm" fo:margin-left="40.64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5.08mm" fo:margin-left="45.72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5.08mm" fo:margin-left="50.8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3T12:21:02.060112883</meta:creation-date>
    <meta:editing-cycles>7</meta:editing-cycles>
    <meta:editing-duration>PT9H43M4S</meta:editing-duration>
    <meta:generator>OpenOffice/4.1.6$Win32 OpenOffice.org_project/416m1$Build-9790</meta:generator>
    <dc:date>2022-04-28T08:52:44.89</dc:date>
    <meta:document-statistic meta:table-count="0" meta:image-count="0" meta:object-count="0" meta:page-count="8" meta:paragraph-count="263" meta:word-count="3902" meta:character-count="26693"/>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